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800000342F49C864B.png" manifest:media-type="image/png"/>
  <manifest:file-entry manifest:full-path="Pictures/10000001000002C200000292F46C0246.png" manifest:media-type="image/png"/>
  <manifest:file-entry manifest:full-path="Pictures/10000001000002B600000331ADD9316C.png" manifest:media-type="image/png"/>
  <manifest:file-entry manifest:full-path="Pictures/10000001000002B60000019C33E513DE.png" manifest:media-type="image/png"/>
  <manifest:file-entry manifest:full-path="Pictures/10000001000002C400000334A8B962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9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654cm" svg:y="-1.154cm" svg:width="8.779cm" svg:height="11.504cm" draw:z-index="0"><draw:image xlink:href="Pictures/10000001000002C200000292F46C0246.png" xlink:type="simple" xlink:show="embed" xlink:actuate="onLoad" draw:mime-type="image/png"/></draw:frame><draw:frame draw:style-name="fr1" draw:name="Image2" text:anchor-type="char" svg:x="-0.857cm" svg:y="10.467cm" svg:width="9.015cm" svg:height="5.352cm" draw:z-index="1"><draw:image xlink:href="Pictures/10000001000002B60000019C33E513DE.png" xlink:type="simple" xlink:show="embed" xlink:actuate="onLoad" draw:mime-type="image/png"/></draw:frame><draw:frame draw:style-name="fr1" draw:name="Image3" text:anchor-type="char" svg:x="-1.081cm" svg:y="16.224cm" svg:width="9.142cm" svg:height="10.587cm" draw:z-index="2"><draw:image xlink:href="Pictures/10000001000002C400000334A8B962F6.png" xlink:type="simple" xlink:show="embed" xlink:actuate="onLoad" draw:mime-type="image/png"/></draw:frame><draw:frame draw:style-name="fr1" draw:name="Image4" text:anchor-type="char" svg:x="8.378cm" svg:y="-1.108cm" svg:width="10.075cm" svg:height="11.86cm" draw:z-index="3"><draw:image xlink:href="Pictures/10000001000002B600000331ADD9316C.png" xlink:type="simple" xlink:show="embed" xlink:actuate="onLoad" draw:mime-type="image/png"/></draw:frame><draw:frame draw:style-name="fr1" draw:name="Image5" text:anchor-type="char" svg:x="8.373cm" svg:y="10.97cm" svg:width="10.081cm" svg:height="12.079cm" draw:z-index="4"><draw:image xlink:href="Pictures/10000001000002B800000342F49C86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04:05:20.567000000</meta:creation-date>
    <meta:generator>LibreOffice/24.2.0.3$Windows_X86_64 LibreOffice_project/da48488a73ddd66ea24cf16bbc4f7b9c08e9bea1</meta:generator>
    <dc:date>2024-04-26T04:58:16.112000000</dc:date>
    <meta:editing-duration>PT33M57S</meta:editing-duration>
    <meta:editing-cycles>2</meta:editing-cycles>
    <meta:document-statistic meta:table-count="0" meta:image-count="5" meta:object-count="0" meta:page-count="1" meta:paragraph-count="0" meta:word-count="0" meta:character-count="0" meta:non-whitespace-character-count="0"/>
  </office:meta>
</office:document-meta>
</file>